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4.492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style:font-name="Courier"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28pt" style:text-underline-style="none" style:font-size-asian="28pt" style:font-size-complex="28pt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Courier" fo:font-size="26pt" style:font-size-asian="26pt" style:font-size-complex="26pt"/>
    </style:style>
    <style:style style:name="T8" style:family="text">
      <style:text-properties style:font-name="Nimbus Sans L"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Nimbus Sans L" fo:font-size="26pt" style:font-size-asian="26pt" style:font-size-complex="26pt"/>
    </style:style>
    <style:style style:name="T11" style:family="text">
      <style:text-properties style:font-name="Courier" fo:font-size="28pt" fo:font-style="normal" style:font-size-asian="28pt" style:font-style-asian="normal" style:font-size-complex="28pt" style:font-style-complex="normal"/>
    </style:style>
    <style:style style:name="T12" style:family="text">
      <style:text-properties style:font-name="Courier"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Nimbus Sans L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font-name="Courie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Nimbus Sans L" fo:font-style="normal" style:font-style-asian="normal" style:font-style-complex="normal"/>
    </style:style>
    <style:style style:name="T18" style:family="text">
      <style:text-properties style:font-name="Nimbus Sans L" fo:font-style="italic" style:font-style-asian="italic" style:font-style-complex="italic"/>
    </style:style>
    <style:style style:name="T19" style:family="text">
      <style:text-properties fo:color="#000080" style:font-name="Courier" fo:font-style="normal" style:font-style-asian="normal" style:font-style-complex="normal"/>
    </style:style>
    <style:style style:name="T20" style:family="text">
      <style:text-properties fo:color="#000080" style:font-name="Courier"/>
    </style:style>
    <style:style style:name="T21" style:family="text">
      <style:text-properties style:font-name="Nimbus Sans L" fo:font-size="44pt" fo:font-style="normal" style:font-size-asian="44pt" style:font-style-asian="normal" style:font-size-complex="44pt" style:font-style-complex="normal"/>
    </style:style>
    <style:style style:name="T22" style:family="text">
      <style:text-properties fo:color="#000080" style:font-name="Nimbus Sans L" fo:font-style="normal" style:font-style-asian="normal" style:font-style-complex="normal"/>
    </style:style>
    <style:style style:name="T23" style:family="text">
      <style:text-properties fo:color="#000080" style:font-name="Courier" fo:font-size="32pt" fo:font-style="normal" style:font-size-asian="32pt" style:font-style-asian="normal" style:font-size-complex="32pt" style:font-style-complex="normal"/>
    </style:style>
    <style:style style:name="T24" style:family="text">
      <style:text-properties fo:color="#000000" style:font-name="Courier" fo:font-size="32pt" fo:font-style="normal" style:font-size-asian="32pt" style:font-style-asian="normal" style:font-size-complex="32pt" style:font-style-complex="normal"/>
    </style:style>
    <style:style style:name="T25" style:family="text">
      <style:text-properties fo:color="#000000" style:font-name="Nimbus Sans L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ts in Python</text:p>
          </draw:text-box>
        </draw:frame>
        <draw:frame presentation:style-name="pr2" draw:text-style-name="P1" draw:layer="layout" svg:width="25.199cm" svg:height="14.366cm" svg:x="1.4cm" svg:y="4.518cm" presentation:class="subtitle" presentation:user-transformed="true">
          <draw:text-box>
            <text:list text:style-name="L2">
              <text:list-item>
                <text:p text:style-name="P1"><text:span text:style-name="T1">A type of </text:span><text:span text:style-name="T2">collection</text:span><text:span text:style-name="T3"> (as are lists and tuples).</text:span><text:span text:style-name="T3"> </text:span><text:span text:style-name="T1"><text:line-break/></text:span><text:span text:style-name="T1"/></text:p>
              </text:list-item>
              <text:list-item>
                <text:p text:style-name="P1"><text:span text:style-name="T1">Main differences from a list:</text:span><text:span text:style-name="T1"><text:line-break/></text:span><text:span text:style-name="T1"/></text:p>
                <text:list>
                  <text:list-item>
                    <text:p text:style-name="P1"><text:span text:style-name="T2">Unordered</text:span><text:span text:style-name="T1"> collection:</text:span></text:p>
                    <text:list>
                      <text:list-item>
                        <text:list>
                          <text:list-item>
                            <text:p text:style-name="P1"><text:span text:style-name="T1">not indexed by number</text:span></text:p>
                          </text:list-item>
                          <text:list-item>
                            <text:p text:style-name="P1"><text:span text:style-name="T1">printing / looping over set gives</text:span><text:span text:style-name="T1"><text:line-break/></text:span><text:span text:style-name="T1">elements in no particular order</text:span><text:span text:style-name="T1"><text:line-break/></text:span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">Collection of </text:span><text:span text:style-name="T2">distinct</text:span><text:span text:style-name="T1"> items:</text:span></text:p>
                    <text:list>
                      <text:list-item>
                        <text:list>
                          <text:list-item>
                            <text:p text:style-name="P1"><text:span text:style-name="T1">The same element can only appear once.</text:span><text:span text:style-name="T1"><text:line-break/></text:span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Analogous to sets in mathematic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y use sets? <text:s/>Example.</text:p>
          </draw:text-box>
        </draw:frame>
        <draw:frame presentation:style-name="pr4" draw:text-style-name="P1" draw:layer="layout" svg:width="25.199cm" svg:height="14.492cm" svg:x="1.4cm" svg:y="4.799cm" presentation:class="subtitle" presentation:user-transformed="true">
          <draw:text-box>
            <text:list text:style-name="L2">
              <text:list-item>
                <text:p text:style-name="P1"><text:span text:style-name="T4">We have a set containing names of measurement sites which have temperature data.</text:span><text:span text:style-name="T4"><text:line-break/></text:span><text:span text:style-name="T4"/></text:p>
              </text:list-item>
              <text:list-item>
                <text:p text:style-name="P1"><text:span text:style-name="T1">We don't care about the ordering</text:span><text:span text:style-name="T1"><text:line-break/></text:span><text:span text:style-name="T1">(“site number 2” is not meaningful).</text:span></text:p>
                <text:p text:style-name="P1"><text:span text:style-name="T1"/></text:p>
              </text:list-item>
              <text:list-item>
                <text:p text:style-name="P1"><text:span text:style-name="T1">Set operations are meaningful here, for example:</text:span></text:p>
                <text:p text:style-name="P1"><text:span text:style-name="T1"/></text:p>
                <text:list>
                  <text:list-item>
                    <text:list>
                      <text:list-item>
                        <text:p text:style-name="P1"><text:span text:style-name="T4">We also have a set containing sites with wind data.</text:span><text:span text:style-name="T4"><text:line-break/></text:span><text:span text:style-name="T4"/></text:p>
                      </text:list-item>
                      <text:list-item>
                        <text:p text:style-name="P1"><text:span text:style-name="T1">Union: set of sites with </text:span><text:span text:style-name="T5">either</text:span><text:span text:style-name="T1"> wind </text:span><text:span text:style-name="T5">or</text:span><text:span text:style-name="T1"> temperature.</text:span><text:span text:style-name="T1"><text:line-break/></text:span><text:span text:style-name="T1"/></text:p>
                      </text:list-item>
                      <text:list-item>
                        <text:p text:style-name="P1"><text:span text:style-name="T1">Intersection: sites with </text:span><text:span text:style-name="T5">both</text:span><text:span text:style-name="T4"> wind</text:span><text:span text:style-name="T1"> </text:span><text:span text:style-name="T5">and</text:span><text:span text:style-name="T1"> temperatu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construct sets in python</text:p>
          </draw:text-box>
        </draw:frame>
        <draw:frame presentation:style-name="pr5" draw:text-style-name="P2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 text:style-name="P2"><text:span text:style-name="T6">Using </text:span><text:span text:style-name="T7">{...}</text:span><text:span text:style-name="T6"> from specified items, e.g.: </text:span><text:span text:style-name="T7">{2, 3, 4}</text:span><text:span text:style-name="T6"><text:line-break/></text:span><text:span text:style-name="T6"/></text:p>
              </text:list-item>
              <text:list-item>
                <text:p text:style-name="P2"><text:span text:style-name="T6">Using </text:span><text:span text:style-name="T7">set(...)</text:span><text:span text:style-name="T6"> from anything you can loop over, e.g.</text:span></text:p>
                <text:list>
                  <text:list-item>
                    <text:p text:style-name="P2"><text:span text:style-name="T7">set([0, 1, 2, 3])</text:span></text:p>
                  </text:list-item>
                  <text:list-item>
                    <text:p><text:span text:style-name="T7">set('fred') <text:s/>← </text:span><text:span text:style-name="T8">loop over characters</text:span></text:p>
                  </text:list-item>
                  <text:list-item>
                    <text:p text:style-name="P2"><text:span text:style-name="T6">but not: </text:span><text:span text:style-name="T7">set(0, 1, 2, 3)</text:span><text:span text:style-name="T6"> <text:s/>← </text:span><text:span text:style-name="T9">needs 1 thing to loop over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2"><text:span text:style-name="T6">For an empty set, use: </text:span><text:span text:style-name="T7">set()</text:span></text:p>
                <text:list>
                  <text:list-item>
                    <text:p text:style-name="P2"><text:span text:style-name="T6">because </text:span><text:span text:style-name="T7">{}</text:span><text:span text:style-name="T6"> means something else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"><text:span text:style-name="T6">In Python 2.6 and earlier, </text:span><text:span text:style-name="T7">{...}</text:span><text:span text:style-name="T6"> doesn't exist.</text:span><text:span text:style-name="T6"><text:line-break/></text:span><text:span text:style-name="T6">Use the </text:span><text:span text:style-name="T7">set(...)</text:span><text:span text:style-name="T10">way inst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ts are mutable</text:p>
          </draw:text-box>
        </draw:frame>
        <draw:frame presentation:style-name="pr4" draw:text-style-name="P3" draw:layer="layout" svg:width="25.199cm" svg:height="14.492cm" svg:x="1.4cm" svg:y="4.799cm" presentation:class="subtitle" presentation:user-transformed="true">
          <draw:text-box>
            <text:list text:style-name="L2">
              <text:list-header>
                <text:p text:style-name="P3"><text:span text:style-name="T11">&gt;&gt;&gt; a = {10, 11, 12}</text:span><text:span text:style-name="T11"><text:line-break/></text:span><text:span text:style-name="T11"/></text:p>
                <text:p text:style-name="P3"><text:span text:style-name="T11">&gt;&gt;&gt; a.add(13)</text:span><text:span text:style-name="T11"><text:line-break/></text:span><text:span text:style-name="T11"/></text:p>
                <text:p text:style-name="P3"><text:span text:style-name="T11">&gt;&gt;&gt; a.remove(11)</text:span><text:span text:style-name="T11"><text:line-break/></text:span><text:span text:style-name="T11"/></text:p>
                <text:p text:style-name="P3"><text:span text:style-name="T11">&gt;&gt;&gt; print a</text:span></text:p>
                <text:p text:style-name="P3"><text:span text:style-name="T11">set([10, 12, 13]) <text:s text:c="2"/>← </text:span><text:span text:style-name="T12">NB not ordered</text:span><text:span text:style-name="T11"><text:line-break/></text:span><text:span text:style-name="T11"><text:line-break/></text:span><text:span text:style-name="T11">&gt;&gt;&gt; a.clear() <text:s/></text:span><text:span text:style-name="T12">← remove all ite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nd unique items in a collection</text:p>
          </draw:text-box>
        </draw:frame>
        <draw:frame presentation:style-name="pr4" draw:text-style-name="P3" draw:layer="layout" svg:width="25.199cm" svg:height="14.492cm" svg:x="1.4cm" svg:y="4.799cm" presentation:class="subtitle" presentation:user-transformed="true">
          <draw:text-box>
            <text:list text:style-name="L2">
              <text:list-header>
                <text:p text:style-name="P3"><text:span text:style-name="T11">letters = set()</text:span></text:p>
                <text:p text:style-name="P3"><text:span text:style-name="T11">for char in 'ichthyosaur':</text:span><text:span text:style-name="T11"><text:line-break/></text:span><text:span text:style-name="T11"> <text:s text:c="3"/>letters.add(char)</text:span></text:p>
                <text:p text:style-name="P3"><text:span text:style-name="T11">print letters</text:span><text:span text:style-name="T11"><text:line-break/></text:span><text:span text:style-name="T11"/></text:p>
                <text:p text:style-name="P3"><text:span text:style-name="T11">set(['a', 'c', 'i', 'h', 'o', 's', 'r', 'u', 't', 'y'])</text:span></text:p>
                <text:p text:style-name="P3"><text:span text:style-name="T11"/></text:p>
                <text:p text:style-name="P3"><text:span text:style-name="T13">note h only appears once, and no particular order</text:span><text:span text:style-name="T13"><text:line-break/></text:span><text:span text:style-name="T13"/></text:p>
              </text:list-header>
              <text:list-item>
                <text:p text:style-name="P3"><text:span text:style-name="T13">or simply:</text:span><text:span text:style-name="T11"><text:line-break/></text:span><text:span text:style-name="T11">letters = set('ichthyosaur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oper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4">len(a)</text:span> gives the number of elements</text:p>
                <text:p/>
              </text:list-item>
              <text:list-item>
                <text:p>Many operations on two sets exist</text:p>
                <text:list>
                  <text:list-item>
                    <text:p>comparisons (returning True or False)</text:p>
                  </text:list-item>
                  <text:list-item>
                    <text:p>combinations (returning another set)</text:p>
                  </text:list-item>
                  <text:list-item>
                    <text:p>many <text:span text:style-name="T15">operators</text:span> have equivalent <text:span text:style-name="T15">methods</text:span></text:p>
                  </text:list-item>
                  <text:list-item>
                    <text:p><text:span text:style-name="T16">see following slides</text:span></text:p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comparis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7">return True or False</text:span><text:span text:style-name="T17"><text:line-break/></text:span><text:span text:style-name="T17"/></text:p>
                <text:p><text:span text:style-name="T14">a &lt;= b <text:s/>a</text:span><text:span text:style-name="T14">.issubset(b) <text:s text:c="5"/></text:span></text:p>
                <text:p><text:span text:style-name="T14">a &gt;= b <text:s/>a.issuperset(b)</text:span></text:p>
                <text:p><text:span text:style-name="T14"><text:line-break/></text:span><text:span text:style-name="T14">a &lt; b <text:s text:c="2"/></text:span><text:span text:style-name="T18">strict subset</text:span><text:span text:style-name="T14"><text:line-break/></text:span><text:span text:style-name="T14">a &gt; b <text:s text:c="2"/></text:span><text:span text:style-name="T18">strict superset</text:span><text:span text:style-name="T14"><text:line-break/></text:span><text:span text:style-name="T14">a == b <text:s/></text:span><text:span text:style-name="T18">identic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combinat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<text:span text:style-name="T17">these return another set</text:span><text:span text:style-name="T17"><text:line-break/></text:span><text:span text:style-name="T17"><text:line-break/></text:span><text:span text:style-name="T19">a = { 2, 3 }</text:span></text:p>
                <text:p><text:span text:style-name="T19">b = { 3, 4 }</text:span><text:span text:style-name="T17"><text:line-break/></text:span><text:span text:style-name="T17"/></text:p>
                <text:p><text:span text:style-name="T14">a | b <text:s text:c="4"/>a</text:span><text:span text:style-name="T14">.union(b) <text:s text:c="18"/></text:span><text:span text:style-name="T20">{2, 3, 4}</text:span></text:p>
                <text:p><text:span text:style-name="T14"><text:line-break/></text:span><text:span text:style-name="T14">a &amp; b <text:s text:c="4"/>a.intersection(b) <text:s text:c="11"/></text:span><text:span text:style-name="T20">{3}</text:span></text:p>
                <text:p><text:span text:style-name="T14"><text:line-break/></text:span><text:span text:style-name="T14">a - b <text:s text:c="4"/>a.difference(b) <text:s text:c="13"/></text:span><text:span text:style-name="T20">{2}</text:span><text:span text:style-name="T14"><text:line-break/></text:span><text:span text:style-name="T14"><text:line-break/></text:span><text:span text:style-name="T14">a ^ b <text:s text:c="4"/>a.symmetric_difference(b) <text:s text:c="3"/></text:span><text:span text:style-name="T20">{2, 4}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operators vs method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3">
              <text:list-item>
                <text:p><text:span text:style-name="T21">operators act on two sets</text:span></text:p>
              </text:list-item>
              <text:list-item>
                <text:p><text:span text:style-name="T21">the equivalent methods act on</text:span><text:span text:style-name="T21"><text:line-break/></text:span><text:span text:style-name="T21">anything you can loop over</text:span><text:span text:style-name="T21"><text:line-break/></text:span><text:span text:style-name="T22"><text:line-break/></text:span><text:span text:style-name="T23">set1 = { 2, 3 }</text:span><text:span text:style-name="T23"><text:line-break/></text:span><text:span text:style-name="T23">set2 = { 3, 4 }</text:span><text:span text:style-name="T23"><text:line-break/></text:span><text:span text:style-name="T23">tup = ( 3, 4 )</text:span><text:span text:style-name="T23"><text:line-break/></text:span><text:span text:style-name="T23"><text:line-break/></text:span><text:span text:style-name="T23">set1 – set2</text:span><text:span text:style-name="T24"> </text:span><text:span text:style-name="T25">gives</text:span><text:span text:style-name="T24"> </text:span><text:span text:style-name="T23">set([2])</text:span><text:span text:style-name="T24"><text:line-break/></text:span><text:span text:style-name="T25">but</text:span><text:span text:style-name="T24"> </text:span><text:span text:style-name="T23">set1 – tup</text:span><text:span text:style-name="T24"> </text:span><text:span text:style-name="T25">fails with a</text:span><text:span text:style-name="T24"> </text:span><text:span text:style-name="T23">TypeError</text:span></text:p>
                <text:p/>
                <text:p><text:span text:style-name="T23">set1.difference(tup) </text:span><text:span text:style-name="T25">gives</text:span><text:span text:style-name="T24"> </text:span><text:span text:style-name="T23">set([2]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 Iwi</meta:initial-creator>
    <meta:creation-date>2017-11-14T17:56:31.703867141</meta:creation-date>
    <dc:date>2017-11-14T20:05:53.309131736</dc:date>
    <dc:creator>Alan Iwi</dc:creator>
    <meta:editing-duration>PT1H36M35S</meta:editing-duration>
    <meta:editing-cycles>33</meta:editing-cycles>
    <meta:generator>LibreOffice/4.2.8.2$Linux_X86_64 LibreOffice_project/420m0$Build-2</meta:generator>
    <meta:document-statistic meta:object-count="57"/>
  </office:meta>
</office:document-meta>
</file>